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ngo test phase 02 one table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rite heavy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64.6692062422291" calcext:value-type="float">
            <text:p>64.66920624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583925391493" calcext:value-type="float">
            <text:p>183.5839253915</text:p>
          </table:table-cell>
          <table:table-cell table:style-name="ce1" office:value-type="float" office:value="34.0634236566246" calcext:value-type="float">
            <text:p>34.0634236566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64.6692062422291" calcext:value-type="float">
            <text:p>64.66920624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583925391493" calcext:value-type="float">
            <text:p>183.5839253915</text:p>
          </table:table-cell>
          <table:table-cell table:style-name="ce1" office:value-type="float" office:value="34.0634236566246" calcext:value-type="float">
            <text:p>34.0634236566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64.6074538927012" calcext:value-type="float">
            <text:p>64.60745389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.157340183923" calcext:value-type="float">
            <text:p>186.1573401839</text:p>
          </table:table-cell>
          <table:table-cell table:style-name="ce1" office:value-type="float" office:value="34.5409127294389" calcext:value-type="float">
            <text:p>34.5409127294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64.6074538927012" calcext:value-type="float">
            <text:p>64.60745389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.157340183923" calcext:value-type="float">
            <text:p>186.1573401839</text:p>
          </table:table-cell>
          <table:table-cell table:style-name="ce1" office:value-type="float" office:value="34.5409127294389" calcext:value-type="float">
            <text:p>34.5409127294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87.7266539029742" calcext:value-type="float">
            <text:p>87.726653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.498019745694" calcext:value-type="float">
            <text:p>189.4980197457</text:p>
          </table:table-cell>
          <table:table-cell table:style-name="ce1" office:value-type="float" office:value="35.1607653825018" calcext:value-type="float">
            <text:p>35.1607653825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87.7266539029742" calcext:value-type="float">
            <text:p>87.726653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.498019745694" calcext:value-type="float">
            <text:p>189.4980197457</text:p>
          </table:table-cell>
          <table:table-cell table:style-name="ce1" office:value-type="float" office:value="35.1607653825018" calcext:value-type="float">
            <text:p>35.1607653825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76.3714133032608" calcext:value-type="float">
            <text:p>76.3714133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958132429465" calcext:value-type="float">
            <text:p>190.9581324295</text:p>
          </table:table-cell>
          <table:table-cell table:style-name="ce1" office:value-type="float" office:value="35.4316847281234" calcext:value-type="float">
            <text:p>35.4316847281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76.3714133032608" calcext:value-type="float">
            <text:p>76.3714133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958132429465" calcext:value-type="float">
            <text:p>190.9581324295</text:p>
          </table:table-cell>
          <table:table-cell table:style-name="ce1" office:value-type="float" office:value="35.4316847281234" calcext:value-type="float">
            <text:p>35.4316847281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54.8527436256425" calcext:value-type="float">
            <text:p>54.8527436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000646002196" calcext:value-type="float">
            <text:p>190.0006460022</text:p>
          </table:table-cell>
          <table:table-cell table:style-name="ce1" office:value-type="float" office:value="35.2540261136888" calcext:value-type="float">
            <text:p>35.2540261137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54.8527436256425" calcext:value-type="float">
            <text:p>54.8527436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000646002196" calcext:value-type="float">
            <text:p>190.0006460022</text:p>
          </table:table-cell>
          <table:table-cell table:style-name="ce1" office:value-type="float" office:value="35.2540261136888" calcext:value-type="float">
            <text:p>35.2540261137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ead heav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16" calcext:value-type="float">
            <text:p>2816</text:p>
          </table:table-cell>
          <table:table-cell table:style-name="ce1" office:value-type="float" office:value="284.552744281689" calcext:value-type="float">
            <text:p>284.55274428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9297994133338" calcext:value-type="float">
            <text:p>94.9297994133</text:p>
          </table:table-cell>
          <table:table-cell table:style-name="ce1" office:value-type="float" office:value="33.0538330576414" calcext:value-type="float">
            <text:p>33.0538330576</text:p>
          </table:table-cell>
          <table:table-cell table:style-name="ce1" office:value-type="float" office:value="356.549" calcext:value-type="float">
            <text:p>356.54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16" calcext:value-type="float">
            <text:p>2816</text:p>
          </table:table-cell>
          <table:table-cell table:style-name="ce1" office:value-type="float" office:value="284.552744281689" calcext:value-type="float">
            <text:p>284.55274428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9297994133338" calcext:value-type="float">
            <text:p>94.9297994133</text:p>
          </table:table-cell>
          <table:table-cell table:style-name="ce1" office:value-type="float" office:value="33.0538330576414" calcext:value-type="float">
            <text:p>33.0538330576</text:p>
          </table:table-cell>
          <table:table-cell table:style-name="ce1" office:value-type="float" office:value="356.549" calcext:value-type="float">
            <text:p>356.5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251.632887160596" calcext:value-type="float">
            <text:p>251.6328871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15495885709" calcext:value-type="float">
            <text:p>102.1549588571</text:p>
          </table:table-cell>
          <table:table-cell table:style-name="ce1" office:value-type="float" office:value="35.5711198434092" calcext:value-type="float">
            <text:p>35.5711198434</text:p>
          </table:table-cell>
          <table:table-cell table:style-name="ce1" office:value-type="float" office:value="356.56445" calcext:value-type="float">
            <text:p>356.5644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251.632887160596" calcext:value-type="float">
            <text:p>251.6328871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15495885709" calcext:value-type="float">
            <text:p>102.1549588571</text:p>
          </table:table-cell>
          <table:table-cell table:style-name="ce1" office:value-type="float" office:value="35.5711198434092" calcext:value-type="float">
            <text:p>35.5711198434</text:p>
          </table:table-cell>
          <table:table-cell table:style-name="ce1" office:value-type="float" office:value="356.56445" calcext:value-type="float">
            <text:p>356.5644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84" calcext:value-type="float">
            <text:p>3484</text:p>
          </table:table-cell>
          <table:table-cell table:style-name="ce1" office:value-type="float" office:value="255.956220620941" calcext:value-type="float">
            <text:p>255.95622062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498223364128" calcext:value-type="float">
            <text:p>102.4982233641</text:p>
          </table:table-cell>
          <table:table-cell table:style-name="ce1" office:value-type="float" office:value="35.6913160835941" calcext:value-type="float">
            <text:p>35.6913160836</text:p>
          </table:table-cell>
          <table:table-cell table:style-name="ce1" office:value-type="float" office:value="356.571133333333" calcext:value-type="float">
            <text:p>356.571133333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84" calcext:value-type="float">
            <text:p>3484</text:p>
          </table:table-cell>
          <table:table-cell table:style-name="ce1" office:value-type="float" office:value="255.956220620941" calcext:value-type="float">
            <text:p>255.95622062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498223364128" calcext:value-type="float">
            <text:p>102.4982233641</text:p>
          </table:table-cell>
          <table:table-cell table:style-name="ce1" office:value-type="float" office:value="35.6913160835941" calcext:value-type="float">
            <text:p>35.6913160836</text:p>
          </table:table-cell>
          <table:table-cell table:style-name="ce1" office:value-type="float" office:value="356.571133333333" calcext:value-type="float">
            <text:p>356.5711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99" calcext:value-type="float">
            <text:p>3699</text:p>
          </table:table-cell>
          <table:table-cell table:style-name="ce1" office:value-type="float" office:value="262.010572885709" calcext:value-type="float">
            <text:p>262.0105728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.7379385664167" calcext:value-type="float">
            <text:p>99.7379385664</text:p>
          </table:table-cell>
          <table:table-cell table:style-name="ce1" office:value-type="float" office:value="34.730671430348" calcext:value-type="float">
            <text:p>34.7306714303</text:p>
          </table:table-cell>
          <table:table-cell table:style-name="ce1" office:value-type="float" office:value="356.576525" calcext:value-type="float">
            <text:p>356.57652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99" calcext:value-type="float">
            <text:p>3699</text:p>
          </table:table-cell>
          <table:table-cell table:style-name="ce1" office:value-type="float" office:value="262.010572885709" calcext:value-type="float">
            <text:p>262.0105728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.7379385664167" calcext:value-type="float">
            <text:p>99.7379385664</text:p>
          </table:table-cell>
          <table:table-cell table:style-name="ce1" office:value-type="float" office:value="34.730671430348" calcext:value-type="float">
            <text:p>34.7306714303</text:p>
          </table:table-cell>
          <table:table-cell table:style-name="ce1" office:value-type="float" office:value="356.576525" calcext:value-type="float">
            <text:p>356.5765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61" calcext:value-type="float">
            <text:p>3561</text:p>
          </table:table-cell>
          <table:table-cell table:style-name="ce1" office:value-type="float" office:value="244.15955363626" calcext:value-type="float">
            <text:p>244.1595536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766473465697" calcext:value-type="float">
            <text:p>98.7664734657</text:p>
          </table:table-cell>
          <table:table-cell table:style-name="ce1" office:value-type="float" office:value="35.7847914290192" calcext:value-type="float">
            <text:p>35.784791429</text:p>
          </table:table-cell>
          <table:table-cell table:style-name="ce1" office:value-type="float" office:value="356.5718" calcext:value-type="float">
            <text:p>356.571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61" calcext:value-type="float">
            <text:p>3561</text:p>
          </table:table-cell>
          <table:table-cell table:style-name="ce1" office:value-type="float" office:value="244.15955363626" calcext:value-type="float">
            <text:p>244.1595536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766473465697" calcext:value-type="float">
            <text:p>98.7664734657</text:p>
          </table:table-cell>
          <table:table-cell table:style-name="ce1" office:value-type="float" office:value="35.7847914290192" calcext:value-type="float">
            <text:p>35.784791429</text:p>
          </table:table-cell>
          <table:table-cell table:style-name="ce1" office:value-type="float" office:value="356.5718" calcext:value-type="float">
            <text:p>356.571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eavy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535.853598938656" calcext:value-type="float">
            <text:p>535.8535989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3556136739148" calcext:value-type="float">
            <text:p>88.3556136739</text:p>
          </table:table-cell>
          <table:table-cell table:style-name="ce1" office:value-type="float" office:value="16.2215384479453" calcext:value-type="float">
            <text:p>16.2215384479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535.853598938656" calcext:value-type="float">
            <text:p>535.8535989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3556136739148" calcext:value-type="float">
            <text:p>88.3556136739</text:p>
          </table:table-cell>
          <table:table-cell table:style-name="ce1" office:value-type="float" office:value="16.2215384479453" calcext:value-type="float">
            <text:p>16.2215384479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674.630360520439" calcext:value-type="float">
            <text:p>674.63036052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9795139322945" calcext:value-type="float">
            <text:p>60.9795139323</text:p>
          </table:table-cell>
          <table:table-cell table:style-name="ce1" office:value-type="float" office:value="11.1954576360072" calcext:value-type="float">
            <text:p>11.195457636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674.630360520439" calcext:value-type="float">
            <text:p>674.63036052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9795139322945" calcext:value-type="float">
            <text:p>60.9795139323</text:p>
          </table:table-cell>
          <table:table-cell table:style-name="ce1" office:value-type="float" office:value="11.1954576360072" calcext:value-type="float">
            <text:p>11.195457636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602.316261934799" calcext:value-type="float">
            <text:p>602.3162619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039303909095" calcext:value-type="float">
            <text:p>54.6039303909</text:p>
          </table:table-cell>
          <table:table-cell table:style-name="ce1" office:value-type="float" office:value="10.0249403452061" calcext:value-type="float">
            <text:p>10.0249403452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602.316261934799" calcext:value-type="float">
            <text:p>602.3162619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039303909095" calcext:value-type="float">
            <text:p>54.6039303909</text:p>
          </table:table-cell>
          <table:table-cell table:style-name="ce1" office:value-type="float" office:value="10.0249403452061" calcext:value-type="float">
            <text:p>10.0249403452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735" calcext:value-type="float">
            <text:p>17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489.177960914884" calcext:value-type="float">
            <text:p>489.1779609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3343538848325" calcext:value-type="float">
            <text:p>57.3343538848</text:p>
          </table:table-cell>
          <table:table-cell table:style-name="ce1" office:value-type="float" office:value="10.5262290335435" calcext:value-type="float">
            <text:p>10.5262290335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735" calcext:value-type="float">
            <text:p>17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489.177960914884" calcext:value-type="float">
            <text:p>489.1779609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3343538848325" calcext:value-type="float">
            <text:p>57.3343538848</text:p>
          </table:table-cell>
          <table:table-cell table:style-name="ce1" office:value-type="float" office:value="10.5262290335435" calcext:value-type="float">
            <text:p>10.5262290335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503.438913175753" calcext:value-type="float">
            <text:p>503.43891317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4636951229749" calcext:value-type="float">
            <text:p>52.463695123</text:p>
          </table:table-cell>
          <table:table-cell table:style-name="ce1" office:value-type="float" office:value="9.63200652648367" calcext:value-type="float">
            <text:p>9.6320065265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503.438913175753" calcext:value-type="float">
            <text:p>503.43891317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4636951229749" calcext:value-type="float">
            <text:p>52.463695123</text:p>
          </table:table-cell>
          <table:table-cell table:style-name="ce1" office:value-type="float" office:value="9.63200652648367" calcext:value-type="float">
            <text:p>9.6320065265</text:p>
          </table:table-cell>
          <table:table-cell table:style-name="ce1" office:value-type="float" office:value="188" calcext:value-type="float">
            <text:p>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 style:data-style-name="N2" text:time-value="18:58:51.259513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7:15:43.974792563</meta:creation-date>
    <dc:date>2014-08-23T22:29:34.376666259</dc:date>
    <meta:editing-duration>PT6H34M32S</meta:editing-duration>
    <meta:editing-cycles>18</meta:editing-cycles>
    <meta:generator>LibreOffice/4.2.4.2$Linux_x86 LibreOffice_project/420m0$Build-2</meta:generator>
    <meta:document-statistic meta:table-count="1" meta:cell-count="319" meta:object-count="0"/>
  </office:meta>
</office:document-meta>
</file>